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officeooo:paragraph-rsid="00044cf7"/>
    </style:style>
    <style:style style:name="T1" style:family="text">
      <style:text-properties officeooo:rsid="00044cf7"/>
    </style:style>
    <style:style style:name="T2" style:family="text">
      <style:text-properties fo:font-variant="normal" fo:text-transform="none" fo:color="#000000" loext:opacity="100%" style:font-name="Roboto" fo:font-size="9.75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64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3"><text:span text:style-name="T1">Student Showcase: </text:span><text:span text:style-name="T2">Helena Sedmak, Jack Rowand, Luis E M Amaya</text:span></text:h>
      <text:p text:style-name="Standard"/>
      <text:p text:style-name="Standard"/>
      <text:p text:style-name="Standard"><text:s/>The name of the project I am presenting today is '<text:span text:style-name="T3">ascii-art-color</text:span>'.</text:p>
      <text:p text:style-name="Standard"/>
      <text:p text:style-name="Standard">I was the team captain, and my team members were Jack and Luis.</text:p>
      <text:p text:style-name="Standard"/>
      <text:p text:style-name="Standard">This application converts printable ASCII symbols - such as numbers, letters, parentheses, special characters... - into (ascii art) images, and applies colour to the images.</text:p>
      <text:p text:style-name="Standard"/>
      <text:p text:style-name="Standard">The application has <text:span text:style-name="T4">three distinct inputs</text:span>:</text:p>
      <text:p text:style-name="Standard"/>
      <text:p text:style-name="P2"><text:span text:style-name="T1">Input </text:span>1.</text:p>
      <text:p text:style-name="P2">The terminal command which includes a string, and a flag that specifies the colour and the position of letters to be coloured. </text:p>
      <text:p text:style-name="P2"/>
      <text:p text:style-name="P2"><text:span text:style-name="T1">Input 2.</text:span></text:p>
      <text:p text:style-name="P2">A text file that contains (ascii art) images.</text:p>
      <text:p text:style-name="P2"/>
      <text:p text:style-name="P2"><text:span text:style-name="T1">Inpup 3.</text:span></text:p>
      <text:p text:style-name="P2">A map of colours and their corresponding escape codes and colour code notations (e.g. RGB) to be used in the print formula.</text:p>
      <text:p text:style-name="Standard"/>
      <text:p text:style-name="Standard">These inputs are combined as follows:</text:p>
      <text:p text:style-name="Standard"/>
      <text:p text:style-name="Standard">The algorithm makes a map where the <text:span text:style-name="T1">map</text:span> keys are the decimal numbers corresponding to ascii symbols, and the map values are <text:span text:style-name="T1">lines of </text:span><text:span text:style-name="T5">string</text:span><text:span text:style-name="T1">s making up </text:span>the images.</text:p>
      <text:p text:style-name="Standard">The print formula applies the escape code and RGB notations to the map values corresponding to each letter in the string provided <text:span text:style-name="T5">in the terminal input.</text:span></text:p>
      <text:p text:style-name="Standard"/>
      <text:p text:style-name="Standard"><text:span text:style-name="T5">With respect to t</text:span>eam cooperation:</text:p>
      <text:p text:style-name="Standard"/>
      <text:p text:style-name="Standard">Each member of the team had independently researched the project, hence we were able to choose amongst different solutions.</text:p>
      <text:p text:style-name="Standard"/>
      <text:p text:style-name="Standard">For example Jack contributed the draft colour notation syntax, while Luis provided the blueprint algorithm used to colour distinct letters. I added additional features, for instance have strengthened the colour notation by adding the colour orange which was previously missing, further have changed the algorithm so that it could colour non-adjoining letters, <text:span text:style-name="T5">as well as groups of letters</text:span>. Additionally I ensured that the code could perform in a variety of scenarios, including missing or bad user inputs.</text:p>
      <text:p text:style-name="Standard"/>
      <text:p text:style-name="Standard">* The next step for this project could be making a web site <text:span text:style-name="T5">with a </text:span>gui with the same functional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8:05:31.563105639</meta:creation-date>
    <dc:date>2022-05-23T18:22:36.359016205</dc:date>
    <meta:editing-duration>PT6M44S</meta:editing-duration>
    <meta:editing-cycles>1</meta:editing-cycles>
    <meta:document-statistic meta:table-count="0" meta:image-count="0" meta:object-count="0" meta:page-count="1" meta:paragraph-count="18" meta:word-count="305" meta:character-count="1836" meta:non-whitespace-character-count="1547"/>
    <meta:generator>LibreOffice/7.1.7.2$Linux_X86_64 LibreOffice_project/10$Build-2</meta:generator>
  </office:meta>
</office:document-meta>
</file>